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956000002B2B158C81E.png" manifest:media-type="image/png"/>
  <manifest:file-entry manifest:full-path="Pictures/10000001000009210000030F40F096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5.488cm" svg:x="0.966cm" svg:y="0.755cm">
          <draw:image xlink:href="Pictures/1000000100000956000002B2B158C81E.png" xlink:type="simple" xlink:show="embed" xlink:actuate="onLoad" draw:mime-type="image/png">
            <text:p/>
          </draw:image>
        </draw:frame>
        <draw:frame draw:style-name="gr1" draw:text-style-name="P1" draw:layer="layout" svg:width="18.999cm" svg:height="6.361cm" svg:x="0.992cm" svg:y="6.543cm">
          <draw:image xlink:href="Pictures/10000001000009210000030F40F0964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2T20:37:08.794000000</meta:creation-date>
    <dc:date>2025-05-12T20:39:23.718000000</dc:date>
    <meta:editing-duration>PT2M17S</meta:editing-duration>
    <meta:editing-cycles>1</meta:editing-cycles>
    <meta:document-statistic meta:object-count="2"/>
    <meta:generator>LibreOffice/24.8.5.2$Windows_X86_64 LibreOffice_project/fddf2685c70b461e7832239a0162a77216259f22</meta:generator>
  </office:meta>
</office:document-meta>
</file>